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draw:fill="solid" draw:fill-color="#fc0707" draw:opacity="50%" draw:textarea-horizontal-align="left" draw:textarea-vertical-align="top" draw:auto-grow-height="false" draw:auto-grow-width="false" fo:min-height="16cm" fo:min-width="23.25cm" draw:shadow-opacity="50%"/>
      <style:paragraph-properties style:writing-mode="lr-tb"/>
    </style:style>
    <style:style style:name="gr2" style:family="graphic" style:parent-style-name="standard">
      <style:graphic-properties draw:stroke="dash" draw:stroke-dash="Dot" draw:fill="solid" draw:fill-color="#fc0707" draw:opacity="30%" draw:textarea-horizontal-align="left" draw:textarea-vertical-align="top" draw:auto-grow-height="false" fo:min-height="10cm" fo:min-width="22.25cm" draw:shadow-opacity="3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1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25cm" fo:min-width="2.25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25cm"/>
      <style:paragraph-properties style:writing-mode="lr-tb"/>
    </style:style>
    <style:style style:name="gr9" style:family="graphic" style:parent-style-name="objectwithoutfill">
      <style:graphic-properties draw:marker-start="Puntas_20_de_20_flecha_20_1" draw:marker-start-width="0.3cm" draw:marker-end="Puntas_20_de_20_flecha_20_2" draw:marker-end-width="0.3cm" draw:fill="none" draw:textarea-vertical-align="middle" fo:padding-bottom="0.53cm"/>
      <style:paragraph-properties style:writing-mode="lr-tb"/>
    </style:style>
    <style:style style:name="gr1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2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7" draw:marker-end-width="0.3cm" draw:fill="none"/>
    </style:style>
    <style:style style:name="gr14" style:family="graphic" style:parent-style-name="objectwithoutfill">
      <style:graphic-properties draw:marker-end="Puntas_20_de_20_flecha_20_10" draw:marker-end-width="0.3cm" draw:fill="none"/>
    </style:style>
    <style:style style:name="gr15" style:family="graphic" style:parent-style-name="objectwithoutfill">
      <style:graphic-properties draw:marker-start="Puntas_20_de_20_flecha_20_15" draw:marker-start-width="0.3cm" draw:marker-end="Puntas_20_de_20_flecha_20_16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c0707" draw:opacity="50%"/>
      <style:paragraph-properties fo:text-align="center" style:writing-mode="lr-tb"/>
    </style:style>
    <style:style style:name="P3" style:family="paragraph">
      <loext:graphic-properties draw:fill="solid" draw:fill-color="#fc0707" draw:opacity="30%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Profile Prod" draw:style-name="gr1" draw:text-style-name="P2" draw:layer="layout" svg:width="23.75cm" svg:height="16.25cm" svg:x="2.5cm" svg:y="3.25cm">
          <text:p text:style-name="P1">Profile: Pr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2.75cm" svg:height="10.25cm" draw:transform="skewX (-0.00209439510239319) rotate (-0.00209439510239331) translate (3cm 5.702cm)">
          <text:p text:style-name="P1">Profile: 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628cm" svg:height="1.5cm" svg:x="17.872cm" svg:y="11.25cm">
          <text:p text:style-name="P4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-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5cm" svg:height="1.5cm" svg:x="6.75cm" svg:y="11.25cm">
          <text:p text:style-name="P4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5cm" svg:height="1.5cm" svg:x="19.25cm" svg:y="6.25cm">
          <text:p text:style-name="P4"><text:span text:style-name="T1">Auth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.5cm" svg:x="11.5cm" svg:y="3.75cm">
          <text:p text:style-name="P4"><text:span text:style-name="T1">Discovery-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2.75cm" svg:height="3cm" svg:x="22.5cm" svg:y="10.5cm">
          <text:p text:style-name="P4"><text:span text:style-name="T1">Postgr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5" draw:layer="layout" draw:type="lines" draw:line-skew="1.749cm" svg:x1="21.75cm" svg:y1="7cm" svg:x2="23.875cm" svg:y2="10.5cm" draw:start-shape="id1" draw:start-glue-point="1" draw:end-shape="id2" draw:end-glue-point="5" svg:d="M21750 7000h2250l-125 2999v501" svg:viewBox="0 0 2251 3501">
          <text:p/>
        </draw:connector>
        <draw:connector draw:style-name="gr7" draw:text-style-name="P5" draw:layer="layout" draw:type="lines" svg:x1="20.5cm" svg:y1="12cm" svg:x2="22.5cm" svg:y2="12cm" draw:start-shape="id3" draw:start-glue-point="1" draw:end-shape="id2" draw:end-glue-point="6" svg:d="M20500 12000h501 998 501" svg:viewBox="0 0 2001 1">
          <text:p/>
        </draw:connector>
        <draw:connector draw:style-name="gr7" draw:text-style-name="P5" draw:layer="layout" draw:type="lines" svg:x1="11.5cm" svg:y1="4.5cm" svg:x2="9.25cm" svg:y2="12cm" draw:start-shape="id4" draw:start-glue-point="3" draw:end-shape="id5" draw:end-glue-point="1" svg:d="M11500 4500h-501l-1248 7500h-501" svg:viewBox="0 0 2251 7501">
          <text:p/>
        </draw:connector>
        <draw:custom-shape draw:style-name="gr8" draw:text-style-name="P4" xml:id="id9" draw:id="id9" draw:layer="layout" svg:width="2.75cm" svg:height="1.75cm" svg:x="11.75cm" svg:y="13.45cm">
          <text:p text:style-name="P4"><text:span text:style-name="T1">Front-Service</text:span></text:p>
          <draw:enhanced-geometry svg:viewBox="0 0 21600 21600" draw:type="rectangle" draw:enhanced-path="M 0 0 L 21600 0 21600 21600 0 21600 0 0 Z N"/>
        </draw:custom-shape>
        <draw:connector draw:style-name="gr9" draw:text-style-name="P6" xml:id="id10" draw:id="id10" draw:layer="layout" draw:line-skew="-0.501cm" svg:x1="20.5cm" svg:y1="7.75cm" svg:x2="19.208cm" svg:y2="11.25cm" draw:start-shape="id1" draw:start-glue-point="2" svg:d="M20500 7750v1500h-1292v2000" svg:viewBox="0 0 1293 3501">
          <text:p/>
        </draw:connector>
        <draw:custom-shape draw:style-name="gr4" draw:text-style-name="P4" xml:id="id6" draw:id="id6" draw:layer="layout" svg:width="2.5cm" svg:height="1.5cm" svg:x="13.3cm" svg:y="17.5cm">
          <text:p text:style-name="P4"><text:span text:style-name="T1">Config-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s" draw:line-skew="-3.299cm" svg:x1="13.3cm" svg:y1="18.25cm" svg:x2="8cm" svg:y2="12.75cm" draw:start-shape="id6" draw:start-glue-point="3" draw:end-shape="id5" draw:end-glue-point="2" svg:d="M13300 18250h-3800l-1500-4999v-501" svg:viewBox="0 0 5301 5501">
          <text:p/>
        </draw:connector>
        <draw:connector draw:style-name="gr11" draw:text-style-name="P5" draw:layer="layout" draw:type="lines" draw:line-skew="0.999cm" svg:x1="15.8cm" svg:y1="18.25cm" svg:x2="19.186cm" svg:y2="12.75cm" draw:start-shape="id6" draw:start-glue-point="1" draw:end-shape="id3" draw:end-glue-point="2" svg:d="M15800 18250h1500l1886-4999v-501" svg:viewBox="0 0 3387 5501">
          <text:p/>
        </draw:connector>
        <draw:custom-shape draw:style-name="gr4" draw:text-style-name="P4" xml:id="id7" draw:id="id7" draw:layer="layout" svg:width="2.5cm" svg:height="1.5cm" svg:x="3.25cm" svg:y="11.25cm">
          <text:p text:style-name="P4"><text:span text:style-name="T1">Fron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75cm" svg:y1="12cm" svg:x2="6.75cm" svg:y2="12cm" draw:start-shape="id7" draw:start-glue-point="1" draw:end-shape="id5" draw:end-glue-point="3" svg:d="M5750 12000h1000" svg:viewBox="0 0 1001 1">
          <text:p/>
        </draw:connector>
        <draw:custom-shape draw:style-name="gr3" draw:text-style-name="P4" xml:id="id8" draw:id="id8" draw:layer="layout" svg:width="2.628cm" svg:height="1.5cm" svg:x="11.5cm" svg:y="11.25cm">
          <text:p text:style-name="P4"><text:span text:style-name="T1">BFF-Servic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.5cm" svg:y1="7.75cm" svg:x2="12.814cm" svg:y2="11.25cm" draw:end-shape="id8" draw:end-glue-point="0" svg:d="M20500 7750v1500h-7686v2000" svg:viewBox="0 0 7687 3501">
          <text:p/>
        </draw:connector>
        <draw:connector draw:style-name="gr11" draw:text-style-name="P5" draw:layer="layout" draw:type="lines" svg:x1="17.872cm" svg:y1="12cm" svg:x2="14.128cm" svg:y2="12cm" draw:start-shape="id3" draw:start-glue-point="3" draw:end-shape="id8" draw:end-glue-point="1" svg:d="M17872 12000h-501-2742-501" svg:viewBox="0 0 3745 1">
          <text:p/>
        </draw:connector>
        <draw:connector draw:style-name="gr13" draw:text-style-name="P5" draw:layer="layout" draw:type="line" svg:x1="9.25cm" svg:y1="12cm" svg:x2="11.5cm" svg:y2="12cm" draw:start-shape="id5" draw:start-glue-point="1" draw:end-shape="id8" draw:end-glue-point="3" svg:d="M9250 12000h2250" svg:viewBox="0 0 2251 1">
          <text:p/>
        </draw:connector>
        <draw:connector draw:style-name="gr14" draw:text-style-name="P5" draw:layer="layout" svg:x1="11.75cm" svg:y1="14.325cm" svg:x2="9.25cm" svg:y2="12cm" draw:start-shape="id9" draw:start-glue-point="3" draw:end-shape="id5" draw:end-glue-point="1" svg:d="M11750 14325h-1250v-2325h-1250" svg:viewBox="0 0 2501 2326">
          <text:p/>
        </draw:connector>
        <draw:connector draw:style-name="gr15" draw:text-style-name="P5" draw:layer="layout" svg:x1="14.25cm" svg:y1="4.5cm" svg:x2="19.208cm" svg:y2="11.25cm" draw:start-shape="id4" draw:start-glue-point="1" draw:end-shape="id10" draw:end-glue-point="3" svg:d="M14250 4500h2405v6750h2553" svg:viewBox="0 0 4959 6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gradient-step-count="0" draw:opacity="100%" draw:textarea-horizontal-align="right" draw:textarea-vertical-align="middle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Puntas_20_de_20_flecha_20_8" draw:marker-end="Puntas_20_de_20_flecha_20_9" draw:fill="none" draw:fill-gradient-name="Gradient_20_1" draw:fill-hatch-name="Red_20_90_20_Degrees_20_Crossed_20_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0T14:27:49.854095170</meta:creation-date>
    <dc:date>2025-01-22T10:44:51.367187028</dc:date>
    <meta:editing-duration>PT50M16S</meta:editing-duration>
    <meta:editing-cycles>8</meta:editing-cycles>
    <meta:generator>LibreOffice/7.3.6.2$Linux_X86_64 LibreOffice_project/30$Build-2</meta:generator>
    <meta:document-statistic meta:object-count="23"/>
  </office:meta>
</office:document-meta>
</file>